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43.494423791822" calcext:value-type="float">
            <text:p>743.494423791822</text:p>
          </table:table-cell>
        </table:table-row>
        <table:table-row table:style-name="ro1">
          <table:table-cell office:value-type="float" office:value="741.289844329133" calcext:value-type="float">
            <text:p>741.289844329133</text:p>
          </table:table-cell>
        </table:table-row>
        <table:table-row table:style-name="ro1">
          <table:table-cell office:value-type="float" office:value="742.942050520059" calcext:value-type="float">
            <text:p>742.942050520059</text:p>
          </table:table-cell>
        </table:table-row>
        <table:table-row table:style-name="ro1">
          <table:table-cell office:value-type="float" office:value="715.307582260372" calcext:value-type="float">
            <text:p>715.307582260372</text:p>
          </table:table-cell>
        </table:table-row>
        <table:table-row table:style-name="ro1">
          <table:table-cell office:value-type="float" office:value="738.007380073801" calcext:value-type="float">
            <text:p>738.007380073801</text:p>
          </table:table-cell>
        </table:table-row>
        <table:table-row table:style-name="ro1">
          <table:table-cell office:value-type="float" office:value="730.994152046784" calcext:value-type="float">
            <text:p>730.994152046784</text:p>
          </table:table-cell>
        </table:table-row>
        <table:table-row table:style-name="ro1">
          <table:table-cell office:value-type="float" office:value="749.063670411985" calcext:value-type="float">
            <text:p>749.063670411985</text:p>
          </table:table-cell>
        </table:table-row>
        <table:table-row table:style-name="ro1">
          <table:table-cell office:value-type="float" office:value="735.835172921266" calcext:value-type="float">
            <text:p>735.835172921266</text:p>
          </table:table-cell>
        </table:table-row>
        <table:table-row table:style-name="ro1">
          <table:table-cell office:value-type="float" office:value="740.19245003701" calcext:value-type="float">
            <text:p>740.19245003701</text:p>
          </table:table-cell>
        </table:table-row>
        <table:table-row table:style-name="ro1">
          <table:table-cell office:value-type="float" office:value="753.012048192771" calcext:value-type="float">
            <text:p>753.012048192771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39.0138774585" calcext:value-type="float">
            <text:p>739.0138774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13:31.800045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9:18:26.173983372</dc:date>
    <dc:creator>Davide Ancona</dc:creator>
    <meta:editing-duration>PT5M44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